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0.8866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style-name="ce36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5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Rabbit/0.01/2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0">
            <text:p>70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1/21/2018</text:date>, <text:time>20:3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1T20:32:45.05</dc:date>
    <dc:creator>Seab Dinch</dc:creator>
    <meta:editing-duration>P18DT12H55M2S</meta:editing-duration>
    <meta:editing-cycles>158</meta:editing-cycles>
    <meta:generator>OpenOffice/4.1.2$Win32 OpenOffice.org_project/412m3$Build-9782</meta:generator>
    <meta:document-statistic meta:table-count="3" meta:cell-count="1592" meta:object-count="0"/>
  </office:meta>
</office:document-meta>
</file>